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5b8b33" style:font-size-asian="12pt" style:font-weight-asian="normal" style:font-name-complex="Calibri4"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42b575" officeooo:paragraph-rsid="0342b575"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65f041" style:font-size-asian="12pt" style:font-weight-asian="normal" style:font-name-complex="Calibri4" style:font-size-complex="12pt" style:font-weight-complex="normal"/>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a9837" officeooo:paragraph-rsid="02ba5570" style:font-size-asian="10pt" style:font-style-asian="normal" style:font-weight-asian="normal" style:font-name-complex="Calibri4" style:font-size-complex="10pt" style:font-style-complex="normal" style:font-weight-complex="normal"/>
    </style:style>
    <style:style style:name="P17"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a9837" officeooo:paragraph-rsid="02ba5570" style:font-size-asian="1.75pt" style:font-style-asian="normal" style:font-weight-asian="normal" style:font-name-complex="Calibri4" style:font-size-complex="2pt" style:font-style-complex="normal" style:font-weight-complex="normal"/>
    </style:style>
    <style:style style:name="P18"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1" fo:font-size="10pt" fo:language="gl" fo:country="ES" fo:font-style="normal" fo:font-weight="normal" officeooo:rsid="033ea38c" officeooo:paragraph-rsid="033f0eeb" style:font-size-asian="10pt" style:font-style-asian="normal" style:font-weight-asian="normal" style:font-name-complex="Calibri4" style:font-size-complex="10pt" style:font-style-complex="normal" style:font-weight-complex="normal"/>
    </style:style>
    <style:style style:name="P19"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20"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6pt" fo:language="gl" fo:country="ES" fo:font-style="normal" fo:text-shadow="none" style:text-underline-style="none" fo:font-weight="normal" officeooo:rsid="02ffe75d" officeooo:paragraph-rsid="02ffe75d" style:font-size-asian="5.25pt" style:font-style-asian="normal" style:font-weight-asian="normal" style:font-name-complex="Calibri4" style:font-size-complex="6pt" style:font-style-complex="normal" style:font-weight-complex="normal" style:text-overline-style="none" style:text-overline-color="font-color"/>
    </style:style>
    <style:style style:name="P22" style:family="paragraph" style:parent-style-name="Title">
      <style:paragraph-properties fo:margin-top="0cm" fo:margin-bottom="0cm" style:contextual-spacing="false"/>
      <style:text-properties style:font-name="FreeMono" fo:font-size="9.39999961853027pt" fo:font-weight="normal" officeooo:paragraph-rsid="03788afb" style:font-size-asian="9.39999961853027pt" style:font-weight-asian="normal" style:font-size-complex="9.39999961853027pt" style:font-weight-complex="normal"/>
    </style:style>
    <style:style style:name="P23" style:family="paragraph" style:parent-style-name="Title">
      <style:paragraph-properties fo:margin-top="0cm" fo:margin-bottom="0cm" style:contextual-spacing="false" fo:line-height="100%">
        <style:tab-stops/>
      </style:paragraph-properties>
      <style:text-properties style:font-name="FreeMono" fo:font-size="9.39999961853027pt" fo:font-weight="normal" officeooo:paragraph-rsid="03788afb" style:font-size-asian="9.39999961853027pt" style:font-weight-asian="normal" style:font-size-complex="9.39999961853027pt" style:font-weight-complex="normal"/>
    </style:style>
    <style:style style:name="P24" style:family="paragraph" style:parent-style-name="Title">
      <style:paragraph-properties fo:margin-top="0cm" fo:margin-bottom="0cm" style:contextual-spacing="false" fo:line-height="100%"/>
      <style:text-properties style:font-name="FreeMono" fo:font-size="9.39999961853027pt" fo:font-weight="normal" officeooo:paragraph-rsid="03788afb" style:font-size-asian="9.39999961853027pt" style:font-weight-asian="normal" style:font-size-complex="9.39999961853027pt" style:font-weight-complex="normal"/>
    </style:style>
    <style:style style:name="P25" style:family="paragraph" style:parent-style-name="Title">
      <style:paragraph-properties fo:margin-top="0cm" fo:margin-bottom="0cm" style:contextual-spacing="false" fo:line-height="0.497cm"/>
      <style:text-properties officeooo:paragraph-rsid="03777621"/>
    </style:style>
    <style:style style:name="P26" style:family="paragraph" style:parent-style-name="Text_20_body">
      <style:paragraph-properties fo:break-before="auto" fo:break-after="auto"/>
      <style:text-properties fo:font-size="2pt" style:font-size-asian="1.75pt" style:font-size-complex="2pt"/>
    </style:style>
    <style:style style:name="P27" style:family="paragraph" style:parent-style-name="Text_20_body" style:master-page-name="">
      <style:paragraph-properties fo:text-align="start" style:justify-single-word="false" style:page-number="auto" fo:break-before="auto" fo:break-after="auto"/>
    </style:style>
    <style:style style:name="P28" style:family="paragraph" style:parent-style-name="Heading_20_1">
      <style:text-properties fo:font-weight="bold" style:font-weight-asian="bold" style:font-weight-complex="bold"/>
    </style:style>
    <style:style style:name="P29"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2pt" fo:language="gl" fo:country="ES" fo:font-style="normal" fo:font-weight="normal" officeooo:rsid="028e042d" officeooo:paragraph-rsid="02b31e25" style:font-size-asian="1.75pt" style:font-style-asian="normal" style:font-weight-asian="normal" style:font-name-complex="Calibri4" style:font-size-complex="2pt" style:font-style-complex="normal" style:font-weight-complex="normal"/>
    </style:style>
    <style:style style:name="P30"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31" style:family="paragraph" style:parent-style-name="Title">
      <style:paragraph-properties fo:margin-top="0.423cm" fo:margin-bottom="0cm" style:contextual-spacing="false" fo:line-height="0.497cm" fo:break-before="page"/>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700742" officeooo:paragraph-rsid="03700742"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3be7" officeooo:paragraph-rsid="03612f8f"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eba3" officeooo:paragraph-rsid="0303eba3"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4c344" officeooo:paragraph-rsid="0304c344"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09ff8c"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612f8f"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367e623"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5f7544"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637a73"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645369"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b93f10"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2b93f10"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d37d7"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eab35"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df324c" officeooo:paragraph-rsid="034eab35"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65e788"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1d4aaa9" officeooo:paragraph-rsid="0309ff8c" style:font-size-asian="1.75pt" style:font-weight-asian="normal" style:font-name-complex="Calibri4" style:font-size-complex="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19dd8"/>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2c94eb"/>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32cb762"/>
    </style:style>
    <style:style style:name="P6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6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6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6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7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7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7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7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4" style:font-size-complex="10pt" style:font-weight-complex="normal"/>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2pt" fo:language="gl" fo:country="ES" fo:font-weight="normal" officeooo:rsid="030d8d76" officeooo:paragraph-rsid="0322994c" style:font-size-asian="1.75pt" style:font-weight-asian="normal" style:font-name-complex="Calibri4" style:font-size-complex="2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93"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9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9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96"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97"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98"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9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0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2pt" fo:language="gl" fo:country="ES" fo:font-weight="normal" officeooo:rsid="030f060f" officeooo:paragraph-rsid="030f060f" style:font-size-asian="1.75pt" style:font-weight-asian="normal" style:font-name-complex="Calibri4" style:font-size-complex="2pt" style:font-weight-complex="normal"/>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367e62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367e62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10"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11" style:family="paragraph" style:parent-style-name="Table_20_Contents" style:list-style-name="L1">
      <style:paragraph-properties fo:margin-top="0cm" fo:margin-bottom="0cm" style:contextual-spacing="false" fo:line-height="100%" fo:text-align="start" style:justify-single-word="false"/>
      <style:text-properties officeooo:rsid="0387d74c" officeooo:paragraph-rsid="0387d74c"/>
    </style:style>
    <style:style style:name="P112"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9" style:family="paragraph" style:parent-style-name="Title" style:list-style-name="L5">
      <style:paragraph-properties fo:margin-top="0cm" fo:margin-bottom="0cm" style:contextual-spacing="false" fo:line-height="0.497cm"/>
      <style:text-properties style:font-name="Calibri1" fo:font-size="12pt" fo:font-weight="normal" officeooo:rsid="037a922f" officeooo:paragraph-rsid="037a922f" style:font-size-asian="12pt" style:font-weight-asian="normal" style:font-size-complex="12pt" style:font-weight-complex="normal"/>
    </style:style>
    <style:style style:name="P120" style:family="paragraph" style:parent-style-name="Title" style:list-style-name="L5">
      <style:paragraph-properties fo:margin-top="0cm" fo:margin-bottom="0cm" style:contextual-spacing="false" fo:line-height="0.497cm"/>
      <style:text-properties style:font-name="Calibri1" fo:font-size="12pt" fo:font-weight="normal" officeooo:paragraph-rsid="037a922f" style:font-size-asian="12pt" style:font-weight-asian="normal" style:font-size-complex="12pt" style:font-weight-complex="normal"/>
    </style:style>
    <style:style style:name="P121" style:family="paragraph" style:parent-style-name="Title" style:list-style-name="L5">
      <style:paragraph-properties fo:margin-top="0cm" fo:margin-bottom="0cm" style:contextual-spacing="false" fo:line-height="0.497cm"/>
      <style:text-properties style:font-name="Calibri1" fo:font-size="12pt" fo:font-weight="normal" officeooo:paragraph-rsid="03794bd6" style:font-size-asian="12pt" style:font-weight-asian="normal" style:font-size-complex="12pt" style:font-weight-complex="normal"/>
    </style:style>
    <style:style style:name="P122" style:family="paragraph" style:parent-style-name="Title" style:list-style-name="L5">
      <style:paragraph-properties fo:margin-top="0cm" fo:margin-bottom="0cm" style:contextual-spacing="false" fo:line-height="0.497cm"/>
      <style:text-properties officeooo:paragraph-rsid="03888449"/>
    </style:style>
    <style:style style:name="P123" style:family="paragraph" style:parent-style-name="Title" style:list-style-name="L6">
      <loext:graphic-properties draw:fill="none"/>
      <style:paragraph-properties fo:margin-top="0cm" fo:margin-bottom="0cm" style:contextual-spacing="false" fo:line-height="0.497cm" fo:text-align="start" style:justify-single-word="false" fo:orphans="2" fo:widows="2" fo:background-color="transparent" style:writing-mode="lr-tb">
        <style:tab-stops>
          <style:tab-stop style:position="1.094cm"/>
          <style:tab-stop style:position="1.305cm"/>
        </style:tab-stops>
      </style:paragraph-properties>
      <style:text-properties officeooo:paragraph-rsid="0383c95c"/>
    </style:style>
    <style:style style:name="P124" style:family="paragraph" style:parent-style-name="Title" style:list-style-name="L5" style:master-page-name="">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style:page-number="auto" fo:background-color="transparent" fo:keep-with-next="always" style:writing-mode="lr-tb">
        <style:tab-stops>
          <style:tab-stop style:position="1.305cm"/>
        </style:tab-stops>
      </style:paragraph-properties>
      <style:text-properties style:font-name="Calibri1" fo:font-size="12pt" fo:font-weight="normal" officeooo:paragraph-rsid="0383c95c" style:font-size-asian="12pt" style:font-weight-asian="normal" style:font-size-complex="12pt" style:font-weight-complex="normal"/>
    </style:style>
    <style:style style:name="P125" style:family="paragraph" style:parent-style-name="Title" style:list-style-name="L5">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fo:background-color="transparent" style:writing-mode="lr-tb">
        <style:tab-stops>
          <style:tab-stop style:position="1.305cm"/>
        </style:tab-stops>
      </style:paragraph-properties>
      <style:text-properties officeooo:paragraph-rsid="0383c95c"/>
    </style:style>
    <style:style style:name="P126" style:family="paragraph" style:parent-style-name="Title" style:list-style-name="L5" style:master-page-name="">
      <loext:graphic-properties draw:fill="none"/>
      <style:paragraph-properties fo:margin-left="0cm" fo:margin-right="0cm" fo:margin-top="0cm" fo:margin-bottom="0cm" style:contextual-spacing="false" fo:line-height="115%" fo:text-align="start" style:justify-single-word="false" fo:orphans="2" fo:widows="2" fo:text-indent="-0.6cm" style:auto-text-indent="false" style:page-number="auto" fo:background-color="transparent" fo:keep-with-next="always" style:writing-mode="lr-tb"/>
      <style:text-properties style:font-name="FreeMono" fo:font-size="9.30000019073486pt" officeooo:paragraph-rsid="0389237d" style:font-size-asian="9.30000019073486pt" style:font-size-complex="9.30000019073486pt"/>
    </style:style>
    <style:style style:name="P127" style:family="paragraph">
      <loext:graphic-properties draw:fill="solid" draw:fill-color="#ffff00"/>
    </style:style>
    <style:style style:name="P128" style:family="paragraph">
      <loext:graphic-properties draw:fill="solid" draw:fill-color="#dfffff"/>
    </style:style>
    <style:style style:name="P129" style:family="paragraph">
      <loext:graphic-properties draw:fill="none" draw:fill-color="#ffffff"/>
    </style:style>
    <style:style style:name="P130" style:family="paragraph">
      <loext:graphic-properties draw:fill="none" draw:fill-color="#ffffff"/>
      <style:paragraph-properties style:writing-mode="lr-tb"/>
    </style:style>
    <style:style style:name="P131" style:family="paragraph">
      <style:paragraph-properties fo:margin-left="0.4cm" fo:margin-right="0.3cm" fo:text-align="justify" fo:text-indent="0cm"/>
    </style:style>
    <style:style style:name="P13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3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36ca790" style:font-size-asian="12pt" style:font-weight-asian="normal" style:font-name-complex="Calibri4"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6" style:family="text">
      <style:text-properties fo:color="#000000" loext:opacity="100%" style:text-line-through-style="none" style:text-line-through-type="none" style:font-name="Calibri1" fo:font-size="12pt" fo:language="gl" fo:country="ES" fo:font-weight="normal" officeooo:rsid="030d8d76" style:font-size-asian="12pt" style:font-weight-asian="normal" style:font-name-complex="Calibri4" style:font-size-complex="12pt" style:font-weight-complex="normal"/>
    </style:style>
    <style:style style:name="T37" style:family="text">
      <style:text-properties fo:color="#000000" loext:opacity="100%" officeooo:rsid="027c7f6f"/>
    </style:style>
    <style:style style:name="T38" style:family="text">
      <style:text-properties fo:color="#000000" loext:opacity="100%" officeooo:rsid="035c5945"/>
    </style:style>
    <style:style style:name="T39" style:family="text">
      <style:text-properties fo:color="#000000" loext:opacity="100%" officeooo:rsid="02fac58b"/>
    </style:style>
    <style:style style:name="T40" style:family="text">
      <style:text-properties fo:color="#000000" loext:opacity="100%" style:text-position="sub 58%" style:font-name="Calibri1" fo:font-size="12pt" fo:language="gl" fo:country="ES" fo:font-weight="bold" officeooo:rsid="03619dd8" style:font-size-asian="12pt" style:font-weight-asian="bold" style:font-name-complex="Calibri4" style:font-size-complex="12pt" style:font-weight-complex="bold"/>
    </style:style>
    <style:style style:name="T41" style:family="text">
      <style:text-properties fo:font-weight="normal" style:font-weight-asian="normal" style:font-weight-complex="normal"/>
    </style:style>
    <style:style style:name="T42" style:family="text">
      <style:text-properties fo:font-weight="normal" officeooo:rsid="013c0135" style:font-weight-asian="normal" style:font-weight-complex="normal"/>
    </style:style>
    <style:style style:name="T43"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4" style:family="text">
      <style:text-properties fo:font-style="normal" style:font-style-asian="normal" style:font-style-complex="normal"/>
    </style:style>
    <style:style style:name="T45" style:family="text">
      <style:text-properties fo:font-style="normal" officeooo:rsid="028d1722" style:font-style-asian="normal" style:font-style-complex="normal"/>
    </style:style>
    <style:style style:name="T46" style:family="text">
      <style:text-properties fo:font-style="normal" officeooo:rsid="02a51747" style:font-style-asian="normal" style:font-style-complex="normal"/>
    </style:style>
    <style:style style:name="T47" style:family="text">
      <style:text-properties fo:font-style="normal" officeooo:rsid="02a84713" style:font-style-asian="normal" style:font-style-complex="normal"/>
    </style:style>
    <style:style style:name="T48" style:family="text">
      <style:text-properties fo:font-style="normal" officeooo:rsid="02aa9837" style:font-style-asian="normal" style:font-style-complex="normal"/>
    </style:style>
    <style:style style:name="T49" style:family="text">
      <style:text-properties fo:font-style="normal" officeooo:rsid="02add7b2" style:font-style-asian="normal" style:font-style-complex="normal"/>
    </style:style>
    <style:style style:name="T50" style:family="text">
      <style:text-properties fo:font-style="normal" officeooo:rsid="02b0da69" style:font-style-asian="normal" style:font-style-complex="normal"/>
    </style:style>
    <style:style style:name="T51" style:family="text">
      <style:text-properties fo:font-style="normal" officeooo:rsid="028e042d" style:font-style-asian="normal" style:font-style-complex="normal"/>
    </style:style>
    <style:style style:name="T52" style:family="text">
      <style:text-properties fo:font-style="normal" officeooo:rsid="02aa3c26" style:font-style-asian="normal" style:font-style-complex="normal"/>
    </style:style>
    <style:style style:name="T53" style:family="text">
      <style:text-properties fo:font-style="normal" officeooo:rsid="02ab4c9e" style:font-style-asian="normal" style:font-style-complex="normal"/>
    </style:style>
    <style:style style:name="T54" style:family="text">
      <style:text-properties fo:font-style="normal" officeooo:rsid="033a86ef" style:font-style-asian="normal" style:font-style-complex="normal"/>
    </style:style>
    <style:style style:name="T55" style:family="text">
      <style:text-properties fo:font-style="normal" officeooo:rsid="033ae539" style:font-style-asian="normal" style:font-style-complex="normal"/>
    </style:style>
    <style:style style:name="T56" style:family="text">
      <style:text-properties fo:font-style="normal" officeooo:rsid="0343af68" style:font-style-asian="normal" style:font-style-complex="normal"/>
    </style:style>
    <style:style style:name="T57" style:family="text">
      <style:text-properties fo:font-style="normal" officeooo:rsid="035d1706" style:font-style-asian="normal" style:font-style-complex="normal"/>
    </style:style>
    <style:style style:name="T58" style:family="text">
      <style:text-properties fo:font-style="normal" officeooo:rsid="03904359" style:font-style-asian="normal" style:font-style-complex="normal"/>
    </style:style>
    <style:style style:name="T59" style:family="text">
      <style:text-properties officeooo:rsid="027c7f6f"/>
    </style:style>
    <style:style style:name="T60" style:family="text">
      <style:text-properties officeooo:rsid="028d1722"/>
    </style:style>
    <style:style style:name="T61" style:family="text">
      <style:text-properties fo:font-size="8pt" officeooo:rsid="028d1722" style:font-size-asian="8pt" style:font-size-complex="8pt"/>
    </style:style>
    <style:style style:name="T62" style:family="text">
      <style:text-properties fo:font-size="8pt" fo:font-style="normal" style:font-size-asian="8pt" style:font-style-asian="normal" style:font-size-complex="8pt" style:font-style-complex="normal"/>
    </style:style>
    <style:style style:name="T63" style:family="text">
      <style:text-properties fo:font-size="8pt" fo:font-style="normal" officeooo:rsid="028d1722" style:font-size-asian="8pt" style:font-style-asian="normal" style:font-size-complex="8pt" style:font-style-complex="normal"/>
    </style:style>
    <style:style style:name="T64" style:family="text">
      <style:text-properties fo:font-size="8pt" fo:font-style="normal" officeooo:rsid="02a51747" style:font-size-asian="8pt" style:font-style-asian="normal" style:font-size-complex="8pt" style:font-style-complex="normal"/>
    </style:style>
    <style:style style:name="T65" style:family="text">
      <style:text-properties fo:font-size="8pt" fo:font-style="normal" officeooo:rsid="02a84713" style:font-size-asian="8pt" style:font-style-asian="normal" style:font-size-complex="8pt" style:font-style-complex="normal"/>
    </style:style>
    <style:style style:name="T66" style:family="text">
      <style:text-properties fo:font-size="8pt" fo:font-style="normal" officeooo:rsid="02aa3c26" style:font-size-asian="8pt" style:font-style-asian="normal" style:font-size-complex="8pt" style:font-style-complex="normal"/>
    </style:style>
    <style:style style:name="T67" style:family="text">
      <style:text-properties fo:font-size="8pt" fo:font-style="normal" officeooo:rsid="02aa9837" style:font-size-asian="8pt" style:font-style-asian="normal" style:font-size-complex="8pt" style:font-style-complex="normal"/>
    </style:style>
    <style:style style:name="T68" style:family="text">
      <style:text-properties fo:font-size="8pt" fo:font-style="normal" officeooo:rsid="02aace4b" style:font-size-asian="8pt" style:font-style-asian="normal" style:font-size-complex="8pt" style:font-style-complex="normal"/>
    </style:style>
    <style:style style:name="T69" style:family="text">
      <style:text-properties fo:font-size="8pt" fo:font-style="normal" officeooo:rsid="02ab4c9e" style:font-size-asian="8pt" style:font-style-asian="normal" style:font-size-complex="8pt" style:font-style-complex="normal"/>
    </style:style>
    <style:style style:name="T70" style:family="text">
      <style:text-properties fo:font-size="8pt" fo:font-style="normal" officeooo:rsid="02add7b2" style:font-size-asian="8pt" style:font-style-asian="normal" style:font-size-complex="8pt" style:font-style-complex="normal"/>
    </style:style>
    <style:style style:name="T71" style:family="text">
      <style:text-properties fo:font-size="8pt" fo:font-style="normal" officeooo:rsid="028e042d" style:font-size-asian="8pt" style:font-style-asian="normal" style:font-size-complex="8pt" style:font-style-complex="normal"/>
    </style:style>
    <style:style style:name="T72" style:family="text">
      <style:text-properties fo:font-size="8pt" fo:font-style="normal" officeooo:rsid="030576fd" style:font-size-asian="8pt" style:font-style-asian="normal" style:font-size-complex="8pt" style:font-style-complex="normal"/>
    </style:style>
    <style:style style:name="T73" style:family="text">
      <style:text-properties fo:font-size="8pt" fo:font-style="normal" officeooo:rsid="0314bf62" style:font-size-asian="8pt" style:font-style-asian="normal" style:font-size-complex="8pt" style:font-style-complex="normal"/>
    </style:style>
    <style:style style:name="T74" style:family="text">
      <style:text-properties fo:font-size="8pt" fo:font-style="normal" officeooo:rsid="03299267" style:font-size-asian="8pt" style:font-style-asian="normal" style:font-size-complex="8pt" style:font-style-complex="normal"/>
    </style:style>
    <style:style style:name="T75" style:family="text">
      <style:text-properties fo:font-size="8pt" fo:font-style="normal" officeooo:rsid="033a86ef" style:font-size-asian="8pt" style:font-style-asian="normal" style:font-size-complex="8pt" style:font-style-complex="normal"/>
    </style:style>
    <style:style style:name="T76" style:family="text">
      <style:text-properties fo:font-size="8pt" fo:font-style="normal" officeooo:rsid="033ae539" style:font-size-asian="8pt" style:font-style-asian="normal" style:font-size-complex="8pt" style:font-style-complex="normal"/>
    </style:style>
    <style:style style:name="T77" style:family="text">
      <style:text-properties fo:font-size="8pt" fo:font-style="normal" officeooo:rsid="0347d732" style:font-size-asian="8pt" style:font-style-asian="normal" style:font-size-complex="8pt" style:font-style-complex="normal"/>
    </style:style>
    <style:style style:name="T78"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79"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80" style:family="text">
      <style:text-properties officeooo:rsid="02b01885"/>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342b575"/>
    </style:style>
    <style:style style:name="T83" style:family="text">
      <style:text-properties fo:font-variant="normal" fo:text-transform="none" fo:letter-spacing="normal" fo:font-style="normal" officeooo:rsid="02ea8fff"/>
    </style:style>
    <style:style style:name="T84" style:family="text">
      <style:text-properties fo:font-variant="normal" fo:text-transform="none" fo:letter-spacing="normal" fo:font-style="normal" officeooo:rsid="034eab35"/>
    </style:style>
    <style:style style:name="T85" style:family="text">
      <style:text-properties fo:font-variant="normal" fo:text-transform="none" fo:letter-spacing="normal" fo:font-style="normal" officeooo:rsid="03505e21"/>
    </style:style>
    <style:style style:name="T86" style:family="text">
      <style:text-properties fo:font-variant="normal" fo:text-transform="none" style:font-name="FreeMono" fo:font-size="10pt" fo:letter-spacing="normal" fo:font-style="normal" officeooo:rsid="034b70db" style:font-size-asian="10pt" style:font-size-complex="10pt"/>
    </style:style>
    <style:style style:name="T87" style:family="text">
      <style:text-properties fo:font-variant="normal" fo:text-transform="none" style:text-position="sub 58%" fo:letter-spacing="normal" fo:font-style="normal" fo:font-weight="bold" officeooo:rsid="0365e788" style:font-weight-asian="bold" style:font-weight-complex="bold"/>
    </style:style>
    <style:style style:name="T88" style:family="text">
      <style:text-properties officeooo:rsid="02fbe9c9"/>
    </style:style>
    <style:style style:name="T89" style:family="text">
      <style:text-properties officeooo:rsid="027d5781" style:font-size-asian="10.5pt"/>
    </style:style>
    <style:style style:name="T90" style:family="text">
      <style:text-properties officeooo:rsid="02fdedd4" style:font-size-asian="10.5pt"/>
    </style:style>
    <style:style style:name="T91" style:family="text">
      <style:text-properties officeooo:rsid="027d5781"/>
    </style:style>
    <style:style style:name="T92" style:family="text">
      <style:text-properties officeooo:rsid="02a104fa"/>
    </style:style>
    <style:style style:name="T93" style:family="text">
      <style:text-properties officeooo:rsid="02dd0a0f"/>
    </style:style>
    <style:style style:name="T94" style:family="text">
      <style:text-properties officeooo:rsid="02d8955e"/>
    </style:style>
    <style:style style:name="T95" style:family="text">
      <style:text-properties officeooo:rsid="02fdedd4"/>
    </style:style>
    <style:style style:name="T96" style:family="text">
      <style:text-properties officeooo:rsid="02bea79e"/>
    </style:style>
    <style:style style:name="T97" style:family="text">
      <style:text-properties officeooo:rsid="02ffe75d"/>
    </style:style>
    <style:style style:name="T98" style:family="text">
      <style:text-properties officeooo:rsid="0303eba3"/>
    </style:style>
    <style:style style:name="T99" style:family="text">
      <style:text-properties fo:font-size="18pt" officeooo:rsid="01d4aaa9" style:font-size-asian="18pt" style:font-size-complex="18pt"/>
    </style:style>
    <style:style style:name="T100" style:family="text">
      <style:text-properties officeooo:rsid="01d4aaa9"/>
    </style:style>
    <style:style style:name="T101" style:family="text">
      <style:text-properties officeooo:rsid="0310ef92"/>
    </style:style>
    <style:style style:name="T102" style:family="text">
      <style:text-properties officeooo:rsid="0312cb27"/>
    </style:style>
    <style:style style:name="T103" style:family="text">
      <style:text-properties officeooo:rsid="0326dee8"/>
    </style:style>
    <style:style style:name="T104" style:family="text">
      <style:text-properties officeooo:rsid="0327d576"/>
    </style:style>
    <style:style style:name="T105" style:family="text">
      <style:text-properties officeooo:rsid="0328302e"/>
    </style:style>
    <style:style style:name="T106" style:family="text">
      <style:text-properties officeooo:rsid="032d62e9"/>
    </style:style>
    <style:style style:name="T107" style:family="text">
      <style:text-properties style:font-name="Liberation Sans" fo:font-size="12pt" style:font-size-asian="12pt" style:font-size-complex="12pt"/>
    </style:style>
    <style:style style:name="T108"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09"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10"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11"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12"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13" style:family="text">
      <style:text-properties fo:font-size="10pt" fo:language="gl" fo:country="ES" fo:font-style="normal" officeooo:rsid="035ea7fe" style:font-size-asian="10pt" style:font-style-asian="normal" style:font-weight-asian="normal" style:font-name-complex="Calibri4" style:font-size-complex="10pt" style:font-style-complex="normal" style:font-weight-complex="normal"/>
    </style:style>
    <style:style style:name="T114" style:family="text">
      <style:text-properties officeooo:rsid="0342b575"/>
    </style:style>
    <style:style style:name="T115" style:family="text">
      <style:text-properties officeooo:rsid="02ba5570"/>
    </style:style>
    <style:style style:name="T116" style:family="text">
      <style:text-properties fo:language="gl" fo:country="ES" fo:font-style="normal" officeooo:rsid="03212eb8" style:font-style-asian="normal" style:font-weight-asian="normal" style:font-name-complex="Calibri4" style:font-style-complex="normal" style:font-weight-complex="normal"/>
    </style:style>
    <style:style style:name="T117" style:family="text">
      <style:text-properties fo:language="gl" fo:country="ES" fo:font-style="normal" officeooo:rsid="033e21bb" style:font-style-asian="normal" style:font-weight-asian="normal" style:font-name-complex="Calibri4" style:font-style-complex="normal" style:font-weight-complex="normal"/>
    </style:style>
    <style:style style:name="T118" style:family="text">
      <style:text-properties fo:language="gl" fo:country="ES" fo:font-style="normal" officeooo:rsid="03485dc9" style:font-style-asian="normal" style:font-weight-asian="normal" style:font-name-complex="Calibri4" style:font-style-complex="normal" style:font-weight-complex="normal"/>
    </style:style>
    <style:style style:name="T119" style:family="text">
      <style:text-properties fo:language="gl" fo:country="ES" fo:font-style="normal" officeooo:rsid="0348b263" style:font-style-asian="normal" style:font-weight-asian="normal" style:font-name-complex="Calibri4" style:font-style-complex="normal" style:font-weight-complex="normal"/>
    </style:style>
    <style:style style:name="T120" style:family="text">
      <style:text-properties officeooo:rsid="034b70db"/>
    </style:style>
    <style:style style:name="T121" style:family="text">
      <style:text-properties style:font-name="FreeMono" fo:font-size="10pt" officeooo:rsid="034b70db" style:font-size-asian="10pt" style:font-size-complex="10pt"/>
    </style:style>
    <style:style style:name="T122" style:family="text">
      <style:text-properties officeooo:rsid="034d37d7"/>
    </style:style>
    <style:style style:name="T123" style:family="text">
      <style:text-properties officeooo:rsid="034eab35"/>
    </style:style>
    <style:style style:name="T124" style:family="text">
      <style:text-properties officeooo:rsid="0351c183"/>
    </style:style>
    <style:style style:name="T125" style:family="text">
      <style:text-properties officeooo:rsid="03523ec9"/>
    </style:style>
    <style:style style:name="T126" style:family="text">
      <style:text-properties style:font-name="Calibri1" fo:font-style="normal" officeooo:rsid="035923c3" style:font-style-asian="normal" style:font-style-complex="normal"/>
    </style:style>
    <style:style style:name="T127" style:family="text">
      <style:text-properties style:font-name="Calibri1" fo:font-style="normal" officeooo:rsid="033ae539" style:font-style-asian="normal" style:font-style-complex="normal"/>
    </style:style>
    <style:style style:name="T128"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29" style:family="text">
      <style:text-properties style:font-name="Calibri1" fo:font-size="10pt" fo:language="gl" fo:country="ES" fo:font-style="normal" officeooo:rsid="033ae539" style:font-size-asian="10pt" style:font-style-asian="normal" style:font-weight-asian="normal" style:font-name-complex="Calibri4" style:font-size-complex="10pt" style:font-style-complex="normal" style:font-weight-complex="normal"/>
    </style:style>
    <style:style style:name="T130" style:family="text">
      <style:text-properties style:font-name="Calibri1" fo:font-size="12pt" fo:font-weight="normal" style:font-size-asian="12pt" style:font-weight-asian="normal" style:font-size-complex="12pt" style:font-weight-complex="normal"/>
    </style:style>
    <style:style style:name="T131" style:family="text">
      <style:text-properties style:font-name="Calibri1" fo:font-size="12pt" fo:font-weight="normal" officeooo:rsid="037a922f" style:font-size-asian="12pt" style:font-weight-asian="normal" style:font-size-complex="12pt" style:font-weight-complex="normal"/>
    </style:style>
    <style:style style:name="T132" style:family="text">
      <style:text-properties style:font-name="Calibri1" fo:font-size="12pt" fo:font-weight="normal" officeooo:rsid="03777621" style:font-size-asian="12pt" style:font-weight-asian="normal" style:font-size-complex="12pt" style:font-weight-complex="normal"/>
    </style:style>
    <style:style style:name="T133" style:family="text">
      <style:text-properties style:font-name="Calibri1" fo:font-size="12pt" fo:font-weight="normal" officeooo:rsid="037dc68f" style:font-size-asian="12pt" style:font-weight-asian="normal" style:font-size-complex="12pt" style:font-weight-complex="normal"/>
    </style:style>
    <style:style style:name="T134" style:family="text">
      <style:text-properties style:font-name="Calibri1" fo:font-size="12pt" fo:font-weight="normal" officeooo:rsid="037c125c" style:font-size-asian="12pt" style:font-weight-asian="normal" style:font-size-complex="12pt" style:font-weight-complex="normal"/>
    </style:style>
    <style:style style:name="T135" style:family="text">
      <style:text-properties style:font-name="Calibri1" fo:font-size="12pt" fo:font-weight="normal" officeooo:rsid="0383c95c" style:font-size-asian="12pt" style:font-weight-asian="normal" style:font-size-complex="12pt" style:font-weight-complex="normal"/>
    </style:style>
    <style:style style:name="T136" style:family="text">
      <style:text-properties style:font-name="Calibri1" fo:font-size="12pt" fo:font-weight="normal" officeooo:rsid="037c125c" style:font-name-asian="DejaVu Sans1" style:font-size-asian="12pt" style:font-weight-asian="normal" style:font-name-complex="FreeSans2" style:font-size-complex="12pt" style:font-weight-complex="normal"/>
    </style:style>
    <style:style style:name="T137" style:family="text">
      <style:text-properties style:font-name="Calibri1" fo:font-size="12pt" style:font-size-asian="12pt" style:font-size-complex="12pt"/>
    </style:style>
    <style:style style:name="T138" style:family="text">
      <style:text-properties style:font-name="Calibri1" fo:font-size="11pt" fo:font-weight="normal" officeooo:rsid="037c125c" style:font-name-asian="DejaVu Sans1" style:font-size-asian="11pt" style:font-weight-asian="normal" style:font-name-complex="FreeSans2" style:font-size-complex="11pt" style:font-weight-complex="normal"/>
    </style:style>
    <style:style style:name="T139" style:family="text">
      <style:text-properties officeooo:rsid="035f073a"/>
    </style:style>
    <style:style style:name="T140" style:family="text">
      <style:text-properties style:text-position="sub 58%" fo:font-weight="bold" officeooo:rsid="03612f8f" style:font-weight-asian="bold" style:font-weight-complex="bold"/>
    </style:style>
    <style:style style:name="T141" style:family="text">
      <style:text-properties style:text-position="sub 58%" fo:font-weight="bold" officeooo:rsid="03637a73" style:font-weight-asian="bold" style:font-weight-complex="bold"/>
    </style:style>
    <style:style style:name="T142" style:family="text">
      <style:text-properties style:text-position="sub 58%" fo:font-weight="bold" officeooo:rsid="03645369" style:font-weight-asian="bold" style:font-weight-complex="bold"/>
    </style:style>
    <style:style style:name="T143" style:family="text">
      <style:text-properties style:text-position="sub 58%" fo:font-weight="bold" officeooo:rsid="0365f041" style:font-weight-asian="bold" style:font-weight-complex="bold"/>
    </style:style>
    <style:style style:name="T144" style:family="text">
      <style:text-properties officeooo:rsid="0368ce30"/>
    </style:style>
    <style:style style:name="T145" style:family="text">
      <style:text-properties officeooo:rsid="03700742"/>
    </style:style>
    <style:style style:name="T146" style:family="text">
      <style:text-properties officeooo:rsid="03723c57"/>
    </style:style>
    <style:style style:name="T147" style:family="text">
      <style:text-properties officeooo:rsid="03736c5e"/>
    </style:style>
    <style:style style:name="T148" style:family="text">
      <style:text-properties fo:font-weight="bold" style:font-weight-asian="bold" style:font-weight-complex="bold"/>
    </style:style>
    <style:style style:name="T149" style:family="text">
      <style:text-properties officeooo:rsid="037a922f"/>
    </style:style>
    <style:style style:name="T150" style:family="text">
      <style:text-properties officeooo:rsid="037dc68f" style:font-name-asian="DejaVu Sans1" style:font-name-complex="FreeSans2"/>
    </style:style>
    <style:style style:name="T151" style:family="text">
      <style:text-properties officeooo:rsid="038dff95"/>
    </style:style>
    <style:style style:name="T152"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53"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style>
    <style:style style:name="gr1" style:family="graphic">
      <style:graphic-properties draw:stroke="none" svg:stroke-color="#000000" draw:fill="solid" draw:fill-color="#ffff00" fo:min-height="8.299cm" draw:shadow="visible" draw:shadow-offset-x="0.101cm" draw:shadow-offset-y="0.10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2a6099" draw:fill="solid" draw:fill-color="#dfffff" fo:min-height="21.3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93863869571248" text:id="ct93863869571248">
          <text:insertion>
            <office:change-info>
              <dc:creator>Autor desconocido</dc:creator>
              <dc:date>2023-11-29T19:51:19</dc:date>
            </office:change-info>
          </text:insertion>
        </text:changed-region>
        <text:changed-region xml:id="ct93863903394944" text:id="ct93863903394944">
          <text:insertion>
            <office:change-info>
              <dc:creator>Autor desconocido</dc:creator>
              <dc:date>2024-09-25T20:56:04</dc:date>
            </office:change-info>
          </text:insertion>
        </text:changed-region>
        <text:changed-region xml:id="ct93863766331888" text:id="ct93863766331888">
          <text:insertion>
            <office:change-info>
              <dc:creator>Autor desconocido</dc:creator>
              <dc:date>2023-12-11T17:51:53</dc:date>
            </office:change-info>
          </text:insertion>
        </text:changed-region>
        <text:changed-region xml:id="ct93863877042160" text:id="ct93863877042160">
          <text:insertion>
            <office:change-info>
              <dc:creator>Autor desconocido</dc:creator>
              <dc:date>2023-12-11T17:52: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ext:span text:style-name="T2">TALLER </text:span><text:span text:style-name="T37">S</text:span><text:span text:style-name="T38">R</text:span><text:span text:style-name="T2"> – PRÁCTICA </text:span><text:span text:style-name="T39">1 – Servizo DHCP</text:span><text:span text:style-name="T59"> </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3863869386080">
          <table:table-cell table:style-name="IntegrantesGrupo.A5" table:number-rows-spanned="3" office:value-type="string">
            <text:p text:style-name="P3"><draw:custom-shape text:anchor-type="paragraph" draw:z-index="5" draw:name="Forma1" draw:style-name="gr6" draw:text-style-name="P13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86387473214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1"><text:s/>Responsable</text:span> <text:span text:style-name="T42">D</text:span><text:span text:style-name="T41">ocumentación:</text:span></text:p>
          </table:table-cell>
          <table:table-cell table:style-name="IntegrantesGrupo.C5">
            <text:p text:style-name="P6"/>
          </table:table-cell>
        </table:table-row>
      </table:table>
      <text:p text:style-name="P27"><draw:frame text:anchor-type="paragraph" draw:z-index="6" draw:name="Forma2" draw:style-name="gr5" draw:text-style-name="P132" svg:width="19.441cm" svg:height="4.451cm" svg:x="0.032cm" svg:y="9.53cm"><draw:text-box><text:p text:style-name="P131"><text:span text:style-name="T152">LIMITACIÓN DE RESPONSABILIDADE </text:span><text:span text:style-name="T15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85cm" svg:width="19.507cm" svg:height="9.424cm" draw:z-index="11"><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26"/>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0">Práctica: <text:span text:style-name="T104">Servizo DHCP (isc-dhcp-</text:span><text:span text:style-name="T105">server</text:span><text:span text:style-name="T104">)</text:span></text:p>
          </table:table-cell>
        </table:table-row>
        <table:table-row table:style-name="Procedemento.2">
          <table:table-cell table:style-name="Procedemento.A2" office:value-type="string">
            <text:list xml:id="list3418520174" text:style-name="L1">
              <text:list-item>
                <text:p text:style-name="P101"><text:span text:style-name="T91">Portátil </text:span><text:span text:style-name="T92">sen acceso á rede </text:span><text:span text:style-name="T93">local</text:span></text:p>
              </text:list-item>
              <text:list-item>
                <text:p text:style-name="P102">Regleta</text:p>
              </text:list-item>
              <text:list-item>
                <text:p text:style-name="P103">Switch 5-Port Gigabit </text:p>
              </text:list-item>
              <text:list-item>
                <text:p text:style-name="P104"><text:span text:style-name="T89">U</text:span><text:span text:style-name="T90">SB Live amd64 Kali </text:span></text:p>
              </text:list-item>
              <text:list-item>
                <text:p text:style-name="P105"><text:span text:style-name="T94">Host</text:span><text:span text:style-name="T88">s alumnado</text:span></text:p>
              </text:list-item>
              <text:list-item>
                <text:p text:style-name="P106">Adaptadores USB-RJ45</text:p>
              </text:list-item>
              <text:list-item>
                <text:p text:style-name="P107">Cableado de rede, <text:span text:style-name="T125">conectores RJ-45</text:span> <text:span text:style-name="T124">e tester</text:span></text:p>
              </text:list-item>
              <text:list-item>
                <text:p text:style-name="P108">[<text:span text:style-name="T106">1</text:span>] <text:a xlink:type="simple" xlink:href="https://www.isc.org/dhcp/" text:style-name="Internet_20_link" text:visited-style-name="Visited_20_Internet_20_Link">ISC DHCP Server</text:a></text:p>
              </text:list-item>
              <text:list-item>
                <text:p text:style-name="P109"><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07">Debian Handbook - DHCP Server</text:span></text:a></text:p>
              </text:list-item>
              <text:list-item>
                <text:p text:style-name="P110"><text:span text:style-name="T24">[</text:span><text:span text:style-name="T25">3</text:span><text:span text:style-name="T22">] </text:span><text:a xlink:type="simple" xlink:href="https://www.fpgenred.es/DHCP/" text:style-name="Internet_20_link" text:visited-style-name="Visited_20_Internet_20_Link"><text:span text:style-name="T107">Titorial DHCP</text:span></text:a><text:change-start text:change-id="ct93863869571248"/></text:p>
              </text:list-item>
              <text:list-item>
                <text:p text:style-name="P111"><text:span text:style-name="T107">[4] </text:span><text:a xlink:type="simple" xlink:href="https://github.com/ricardofc/repoEDU-CCbySA/blob/main/SOM/vagrant-cheat-sheet-work-derivated-of-davbfr.pdf" text:style-name="Internet_20_link" text:visited-style-name="Visited_20_Internet_20_Link"><text:span text:style-name="T107">Vagrant</text:span></text:a></text:p>
              </text:list-item>
              <text:list-item>
                <text:p text:style-name="P111"><text:span text:style-name="T107">[5]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107">VagrantFile</text:span></text:a><text:change-end text:change-id="ct93863869571248"/></text:p>
              </text:list-item>
            </text:list>
          </table:table-cell>
          <table:table-cell table:style-name="Procedemento.A2" office:value-type="string">
            <text:list xml:id="list3756018344" text:style-name="L2">
              <text:list-item>
                <text:p text:style-name="P112">Portátil: </text:p>
                <text:list>
                  <text:list-item>
                    <text:p text:style-name="P114"><text:span text:style-name="T96">A</text:span><text:span text:style-name="T95">rrancar co USB Live amd64 Kali</text:span></text:p>
                  </text:list-item>
                  <text:list-item>
                    <text:p text:style-name="P115">Indicar a MAC Address da NIC eth0 ao docente</text:p>
                  </text:list-item>
                  <text:list-item>
                    <text:p text:style-name="P115">Esperar a obter conexión na rede local e Internet</text:p>
                  </text:list-item>
                  <text:list-item>
                    <text:p text:style-name="P115">Instalar e configurar o servidor DHCP:</text:p>
                    <text:p text:style-name="P115">isc-dhcp-server</text:p>
                  </text:list-item>
                </text:list>
              </text:list-item>
              <text:list-item>
                <text:p text:style-name="P113">Conectar portátil e hosts <text:span text:style-name="T103">do</text:span> alumnado ao switch. </text:p>
              </text:list-item>
              <text:list-item>
                <text:p text:style-name="P113">Configurar a rede según o escenario.</text:p>
              </text:list-item>
              <text:list-item>
                <text:p text:style-name="P113">Hosts alumnado: <text:s/></text:p>
                <text:list>
                  <text:list-item>
                    <text:p text:style-name="P117">C<text:span text:style-name="T97">rear máquinas virtuais coa rede en modo “bridge” </text:span><text:span text:style-name="T103">e especificacións según escenario. </text:span></text:p>
                  </text:list-item>
                  <text:list-item>
                    <text:p text:style-name="P116">Arrancar máquina virtual </text:p>
                  </text:list-item>
                  <text:list-item>
                    <text:p text:style-name="P118"><text:span text:style-name="T103">Cliente DHCP: </text:span><text:span text:style-name="T97">Recibir a configuración de rede concedida polo servidor DHCP -</text:span><text:span text:style-name="T103">punto (</text:span><text:span text:style-name="T139">5.c</text:span><text:span text:style-name="T103">)-</text:span></text:p>
                  </text:list-item>
                </text:list>
              </text:list-item>
            </text:list>
            <text:p text:style-name="P21"/>
          </table:table-cell>
        </table:table-row>
      </table:table>
      <text:p text:style-name="P15"><text:soft-page-break/>Procedemento:<text:span text:style-name="T43"> </text:span></text:p>
      <text:list xml:id="list2703365354" text:style-name="L3">
        <text:list-item>
          <text:p text:style-name="P32">Portátil:</text:p>
          <text:list>
            <text:list-item>
              <text:p text:style-name="P33">Arrancar cun USB Live amd64 Kali GNU/Linux </text:p>
            </text:list-item>
            <text:list-item>
              <text:p text:style-name="P34"><text:s/><text:span text:style-name="T80">Conseguir acceso á rede local e a Internet. </text:span></text:p>
              <text:list>
                <text:list-item>
                  <text:p text:style-name="P35">Conectar o portátil á roseta da aula. (Solicitar un cable de rede ao docente)</text:p>
                </text:list-item>
                <text:list-item>
                  <text:p text:style-name="P34">Abrir unha consola e executar:</text:p>
                  <text:p text:style-name="P66">$ <text:span text:style-name="T60">setxkbmap es </text:span><text:span text:style-name="T61">#Configurar teclado en español</text:span></text:p>
                  <text:p text:style-name="P69">$ <text:span text:style-name="T45">sudo su - </text:span><text:span text:style-name="T63">#Acceder á consola de root(administrador) a través dos permisos configurados co comando sudo (/etc/sudoers, visudo)</text:span><text:span text:style-name="T45"> </text:span></text:p>
                  <text:list>
                    <text:list-item>
                      <text:list>
                        <text:list-item>
                          <text:list>
                            <text:list-header>
                              <text:p text:style-name="P74"><text:span text:style-name="T46"># </text:span><text:span text:style-name="T53">/etc/init.d/avahi-daemon stop</text:span><text:change-start text:change-id="ct93863903394944"/><text:span text:style-name="T53"> </text:span><text:span text:style-name="T58">|| systemctl stop avahi.daemom</text:span><text:change-end text:change-id="ct93863903394944"/><text:span text:style-name="T69"> #Parar o demo avahi-daemon(control resolución de nomes) para poder configurar de forma manual a configuración de rede e non ter conflicto con este demo.</text:span></text:p>
                              <text:p text:style-name="P74"><text:span text:style-name="T46"># </text:span><text:span text:style-name="T53">/etc/init.d/network-manager stop || pkill NetworkManager </text:span><text:span text:style-name="T6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5"><text:span text:style-name="T46"># ip link </text:span><text:span text:style-name="T47">show eth0</text:span><text:span text:style-name="T64"> #</text:span><text:span text:style-name="T65">Amosar info</text:span><text:span text:style-name="T66">rmación</text:span><text:span text:style-name="T65"> sobre a NIC eth0. </text:span><text:span text:style-name="T68">Identificar </text:span><text:span text:style-name="T69">a</text:span><text:span text:style-name="T67"> MAC Address </text:span><text:span text:style-name="T69">(link/ether)</text:span></text:p>
                            </text:list-header>
                          </text:list>
                        </text:list-item>
                      </text:list>
                    </text:list-item>
                  </text:list>
                </text:list-item>
                <text:list-item>
                  <text:p text:style-name="P36"><draw:frame text:anchor-type="paragraph" draw:z-index="7" draw:name="Forma3_0" draw:style-name="gr4" draw:text-style-name="P130" svg:width="0.477cm" svg:height="0.479cm" svg:x="3.785cm" svg:y="0.474cm"><draw:text-box><text:p><text:s/></text:p></draw:text-box></draw:frame>Anotar a MAC Address (link/ether) da NIC eth0 e avisar ao docente para a revisión <text:span text:style-name="T98">e copia de datos.</text:span><text:span text:style-name="T99"> <text:s text:c="4"/></text:span><text:span text:style-name="T140">1</text:span></text:p>
                </text:list-item>
                <text:list-item>
                  <text:p text:style-name="P37">Esperar a que o docente habilite o acceso á rede local e Internet para esa MAC Address.</text:p>
                </text:list-item>
                <text:list-item>
                  <text:p text:style-name="P38">Conseguir a configuración de rede para a NIC eth0, executando na consola:</text:p>
                  <text:list>
                    <text:list-item>
                      <text:list>
                        <text:list-item>
                          <text:list>
                            <text:list-header>
                              <text:p text:style-name="P93"><text:span text:style-name="T48"># </text:span><text:span text:style-name="T44">dhclient -v eth0</text:span><text:span text:style-name="T62"> #Solicitar configuración de rede para a NIC eth0. </text:span><text:span text:style-name="T70">Como agora temos a MAC Address </text:span><text:span text:style-name="T72">con permisos podemos </text:span><text:span text:style-name="T70">obter a configuración de rede </text:span><text:span text:style-name="T74">para o portátil</text:span><text:span text:style-name="T70">. </text:span></text:p>
                              <text:p text:style-name="P76"><text:span text:style-name="T46"># ip </text:span><text:span text:style-name="T49">addr</text:span><text:span text:style-name="T46"> </text:span><text:span text:style-name="T47">show eth0</text:span><text:span text:style-name="T64"> #</text:span><text:span text:style-name="T65">Amosar info</text:span><text:span text:style-name="T66">rmación</text:span><text:span text:style-name="T65"> sobre a NIC eth0. </text:span><text:span text:style-name="T67">Verificar </text:span><text:span text:style-name="T72">a configuración de rede <text:s/>paa a NIC eth0</text:span></text:p>
                              <text:p text:style-name="P77"><text:span text:style-name="T46"># </text:span><text:span text:style-name="T50">ping -c4 www.google.es</text:span><text:span text:style-name="T64"> #</text:span><text:span text:style-name="T67">Enviar 4 paquetes ICMP ECHO_REQUEST a www.google.es, solicitando 4 paquetes ICMP ECHO_RESPONSE, para verificar a conectividade de rede hacia Internet e ao servidor de google.</text:span></text:p>
                            </text:list-header>
                          </text:list>
                        </text:list-item>
                      </text:list>
                    </text:list-item>
                  </text:list>
                  <text:p text:style-name="P72"><text:span text:style-name="T71"><text:s text:c="2"/></text:span><text:span text:style-name="T51"># exit </text:span><text:span text:style-name="T71">#Saír da shell</text:span></text:p>
                  <text:p text:style-name="P73">$</text:p>
                </text:list-item>
              </text:list>
            </text:list-item>
            <text:list-item>
              <text:p text:style-name="P57"><text:span text:style-name="T12">I</text:span><text:span text:style-name="T3">nstalar e configurar un servidor DHCP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59"><text:span text:style-name="T3">Instalar o servidor DHCP isc-dhcp-server </text:span><text:span text:style-name="T9">[</text:span><text:span text:style-name="T16">3</text:span><text:span text:style-name="T9">]</text:span><text:span text:style-name="T3"> . Executar nunha consola:</text:span></text:p>
                  <text:p text:style-name="P67">$ <text:span text:style-name="T60">setxkbmap es </text:span><text:span text:style-name="T61">#Configurar teclado en español</text:span></text:p>
                  <text:p text:style-name="P70">$ <text:span text:style-name="T45">sudo su - </text:span><text:span text:style-name="T63">#Acceder á consola de root(administrador) a través dos permisos configurados co comando sudo (/etc/sudoers, visudo)</text:span><text:span text:style-name="T45"> </text:span></text:p>
                  <text:list>
                    <text:list-item>
                      <text:list>
                        <text:list-item>
                          <text:list>
                            <text:list-header>
                              <text:p text:style-name="P82"><text:span text:style-name="T46"># </text:span><text:span text:style-name="T53">apt update</text:span><text:span text:style-name="T69"> #Actualizar o listado de paquetes dos repositorios (/etc/apt/sources.list, <text:s/>/etc/apt/sources.list.d/) <text:s text:c="120"/></text:span></text:p>
                              <text:p text:style-name="P92"><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list-item>
          </text:list>
        </text:list-item>
      </text:list>
      <text:p text:style-name="P29"/>
      <text:list xml:id="list205733261341592" text:continue-numbering="true" text:style-name="L3">
        <text:list-item>
          <text:p text:style-name="P39">Crear os latiguillos (cableado de rede) necesario para a realización da práctica:</text:p>
          <text:list>
            <text:list-item>
              <text:p text:style-name="P40"><draw:frame text:anchor-type="paragraph" draw:z-index="8" draw:name="Forma3_2" draw:style-name="gr3" draw:text-style-name="P129" svg:width="0.477cm" svg:height="0.479cm" svg:x="9.162cm" svg:y="-0.086cm"><draw:text-box><text:p/></draw:text-box></draw:frame>Solicitar o material necesario ao docente. <text:span text:style-name="T100"><text:s text:c="6"/></text:span><text:span text:style-name="T140">2</text:span></text:p>
            </text:list-item>
            <text:list-item>
              <text:p text:style-name="P39">Crear un 1 cable por cada compoñente do grupo. <text:span text:style-name="T145">(</text:span>Extensión do cable: 3m<text:span text:style-name="T145">)</text:span></text:p>
            </text:list-item>
            <text:list-item>
              <text:p text:style-name="P39">Comprobación do correcto funcionamento do cable mediante o tester.</text:p>
            </text:list-item>
            <text:list-item>
              <text:p text:style-name="P62"><draw:frame text:anchor-type="paragraph" draw:z-index="9" draw:name="Forma3_3" draw:style-name="gr3" draw:text-style-name="P129" svg:width="0.477cm" svg:height="0.479cm" svg:x="7.819cm" svg:y="-0.06cm"><draw:text-box><text:p/></draw:text-box></draw:frame><text:span text:style-name="T3">Avisar ao docente para a revisión. </text:span><text:span text:style-name="T6"><text:s text:c="6"/></text:span><text:span text:style-name="T40">3</text:span></text:p>
              <text:p text:style-name="P56"/>
            </text:list-item>
          </text:list>
        </text:list-item>
        <text:list-item>
          <text:p text:style-name="P41">Conectar no mesmo segmento de rede o portátil e os hosts do alumnado. </text:p>
          <text:list>
            <text:list-item>
              <text:p text:style-name="P64"><text:span text:style-name="T5">Conectar</text:span><text:span text:style-name="T4"> </text:span><text:span text:style-name="T7">a regleta á corrente eléctrica na vosa zona de traballo.</text:span></text:p>
            </text:list-item>
            <text:list-item>
              <text:p text:style-name="P41">Conectar o switch á regleta. </text:p>
            </text:list-item>
            <text:list-item>
              <text:p text:style-name="P42"><text:span text:style-name="T145">Desconectar o portá</text:span><text:span text:style-name="T146">t</text:span><text:span text:style-name="T145">il da roseta da aula e conectalo </text:span>ao switch.</text:p>
            </text:list-item>
            <text:list-item>
              <text:p text:style-name="P43">Desconectar o cableado de rede nos equipos do alumnado.</text:p>
            </text:list-item>
            <text:list-item>
              <text:p text:style-name="P43">Conectar os adaptadores USB-RJ45 nos equipos do alumnado.</text:p>
            </text:list-item>
            <text:list-item>
              <text:p text:style-name="P63"><text:span text:style-name="T11">Conectar </text:span><text:span text:style-name="T21">eses adaptadores USB-RJ45 </text:span><text:span text:style-name="T11">co cableado de rede creado -</text:span><text:span text:style-name="T36">ver apartado (2)-</text:span><text:span text:style-name="T11"> os vosos equipos de alumnado ao switch.</text:span></text:p>
            </text:list-item>
            <text:list-item>
              <text:p text:style-name="P44">Non conectar o switch á roseta da aula.</text:p>
            </text:list-item>
          </text:list>
        </text:list-item>
        <text:list-item>
          <text:p text:style-name="P65"><text:span text:style-name="T8">P</text:span><text:span text:style-name="T3">ortátil:</text:span></text:p>
          <text:list>
            <text:list-item>
              <text:p text:style-name="P58"><text:span text:style-name="T13">C</text:span><text:span text:style-name="T3">onfigurar </text:span><text:span text:style-name="T15">o</text:span><text:span text:style-name="T3"> servidor DHCP </text:span><text:span text:style-name="T15">isc-dhcp-server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60"><text:span text:style-name="T14">Configurar </text:span><text:span text:style-name="T15">a rede para a NIC eth0. Execu</text:span><text:span text:style-name="T20">t</text:span><text:span text:style-name="T15">ar nunha consola:</text:span></text:p>
                  <text:p text:style-name="P94"><text:span text:style-name="T31">$ </text:span><text:span text:style-name="T32">setxkbmap es </text:span><text:span text:style-name="T26">#Configurar teclado en español</text:span></text:p>
                  <text:list>
                    <text:list-item>
                      <text:list>
                        <text:list-header>
                          <text:p text:style-name="P95"><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78"><text:span text:style-name="T46"># </text:span><text:span text:style-name="T53">/etc/init.d/avahi-daemon stop</text:span><text:span text:style-name="T69"> #Parar o demo avahi-daemon(control resolución de nomes) para poder configurar de forma manual a configuración de rede e non ter conflicto con este demo.</text:span></text:p>
                              <text:p text:style-name="P78"><text:span text:style-name="T46"># </text:span><text:span text:style-name="T53">/etc/init.d/network-manager stop || pkill NetworkManager </text:span><text:span text:style-name="T6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8"><text:span text:style-name="T46"># ip link </text:span><text:span text:style-name="T47">show eth0</text:span><text:span text:style-name="T64"> #</text:span><text:span text:style-name="T65">Amosar info</text:span><text:span text:style-name="T66">rmación</text:span><text:span text:style-name="T65"> sobre a NIC eth0. </text:span><text:span text:style-name="T68">Identificar </text:span><text:span text:style-name="T69">a</text:span><text:span text:style-name="T67"> MAC Address </text:span><text:span text:style-name="T69">(link/ether)</text:span></text:p>
                              <text:p text:style-name="P78"><text:span text:style-name="T54"># </text:span><text:span text:style-name="T53">ip addr add </text:span><text:span text:style-name="T54">10.10.10.10</text:span><text:span text:style-name="T53">/</text:span><text:span text:style-name="T54">8</text:span><text:span text:style-name="T53"> dev eth0 </text:span><text:span text:style-name="T69">#Configurar a tarxeta de rede eth0, coa IP: </text:span><text:span text:style-name="T75">10.10.10.10</text:span><text:span text:style-name="T69"> e máscara de subrede: 255.</text:span><text:span text:style-name="T75">0</text:span><text:span text:style-name="T69">.</text:span><text:span text:style-name="T75">0</text:span><text:span text:style-name="T69">.0</text:span></text:p>
                              <text:p text:style-name="P79"><text:span text:style-name="T46"># ip link </text:span><text:span text:style-name="T47">show eth0</text:span><text:span text:style-name="T46"> </text:span><text:span text:style-name="T64">#</text:span><text:span text:style-name="T65">Amosar info</text:span><text:span text:style-name="T66">rmación</text:span><text:span text:style-name="T65"> sobre a NIC eth0. </text:span><text:span text:style-name="T77">Revisar a configuraci</text:span><text:span text:style-name="T68">ó</text:span><text:span text:style-name="T77">n de rede</text:span><text:span text:style-name="T69"> </text:span><text:span text:style-name="T77">de eth0</text:span></text:p>
                              <text:p text:style-name="P87"><text:s text:c="117"/></text:p>
                            </text:list-header>
                          </text:list>
                        </text:list-header>
                      </text:list>
                    </text:list-item>
                  </text:list>
                </text:list-item>
                <text:list-item>
                  <text:p text:style-name="P61"><text:span text:style-name="T18">Editar os ficheiros de configuración d</text:span><text:span text:style-name="T14">o servidor DHCP </text:span><text:span text:style-name="T10">isc-dhcp-server [</text:span><text:span text:style-name="T17">2</text:span><text:span text:style-name="T10">][</text:span><text:span text:style-name="T17">3</text:span><text:span text:style-name="T10">] </text:span><text:span text:style-name="T14">para conceder </text:span><text:span text:style-name="T18">a </text:span><text:span text:style-name="T14">configuración de rede </text:span><text:span text:style-name="T18">aos hosts do alumnado</text:span><text:span text:style-name="T14">.</text:span><text:span text:style-name="T3"> Executar nunha consola:</text:span></text:p>
                  <text:list>
                    <text:list-item>
                      <text:list>
                        <text:list-item>
                          <text:list>
                            <text:list-header>
                              <text:p text:style-name="P83"><text:span text:style-name="T46"># </text:span><text:span text:style-name="T55">sed -i </text:span><text:span text:style-name="T126">‘</text:span><text:span text:style-name="T55">s/INTERFACES</text:span><text:span text:style-name="T57">v4</text:span><text:span text:style-name="T55">=</text:span><text:span text:style-name="T127">””</text:span><text:span text:style-name="T55">/INTERFACES</text:span><text:span text:style-name="T57">v4</text:span><text:span text:style-name="T55">=</text:span><text:span text:style-name="T127">”</text:span><text:span text:style-name="T55">eth0</text:span><text:span text:style-name="T127">”</text:span><text:span text:style-name="T55">/</text:span><text:span text:style-name="T126">‘</text:span><text:span text:style-name="T55"> /etc/default/isc-dhcp-</text:span><text:span text:style-name="T56">server</text:span><text:span text:style-name="T69"> #Cambiar a directiva </text:span><text:span text:style-name="T76">INTERFACES</text:span><text:span text:style-name="T69">. Esta directiva permítenos </text:span><text:span text:style-name="T76">indicar as interfaces de rede que estarán á escoita para o servizo DHCP.</text:span><text:span text:style-name="T69"> <text:s text:c="119"/></text:span></text:p>
                              <text:p text:style-name="P88"><text:span text:style-name="T108"># </text:span><text:span text:style-name="T109">echo -e </text:span><text:span text:style-name="T128">‘</text:span><text:span text:style-name="T109">#Taller-SR-Práctica1</text:span></text:p>
                              <text:p text:style-name="P89"><text:span text:style-name="T109">subnet </text:span><text:span text:style-name="T110">10.</text:span><text:span text:style-name="T113">0</text:span><text:span text:style-name="T110">.0.0</text:span><text:span text:style-name="T109"> netmask 255.</text:span><text:span text:style-name="T110">0</text:span><text:span text:style-name="T109">.</text:span><text:span text:style-name="T110">0</text:span><text:span text:style-name="T109">.0 {</text:span></text:p>
                              <text:p text:style-name="P89"><text:span text:style-name="T109">option routers </text:span><text:span text:style-name="T110">10.10.10.1</text:span><text:span text:style-name="T109">;</text:span></text:p>
                              <text:p text:style-name="P96"><text:span text:style-name="T109"><text:s text:c="3"/>option broadcast-address </text:span><text:span text:style-name="T110">10.255.255.255</text:span><text:span text:style-name="T109">;</text:span></text:p>
                              <text:p text:style-name="P96"><text:span text:style-name="T109"><text:s text:c="3"/>range </text:span><text:span text:style-name="T110">10.10.10.100 10.10.10.120</text:span><text:span text:style-name="T109">;</text:span></text:p>
                              <text:p text:style-name="P97"><text:span text:style-name="T109"><text:s text:c="3"/>ddns-domainname </text:span><text:span text:style-name="T129">”</text:span><text:span text:style-name="T110">example.org</text:span><text:span text:style-name="T129">”</text:span><text:span text:style-name="T109">;</text:span></text:p>
                              <text:p text:style-name="P98"><text:span text:style-name="T109"><text:s text:c="3"/>}</text:span><text:span text:style-name="T128">‘</text:span><text:span text:style-name="T109"> &gt;&gt; /</text:span><text:span text:style-name="T111">etc/dhcp/dhcpd.conf</text:span></text:p>
                            </text:list-header>
                          </text:list>
                        </text:list-item>
                      </text:list>
                    </text:list-item>
                  </text:list>
                </text:list-item>
              </text:list>
            </text:list-item>
          </text:list>
        </text:list-item>
      </text:list>
      <text:p text:style-name="P18"/>
      <text:list xml:id="list205733928413748" text:continue-numbering="true" text:style-name="L3">
        <text:list-item>
          <text:list>
            <text:list-item>
              <text:list>
                <text:list-item>
                  <text:p text:style-name="P61"><text:span text:style-name="T3"><text:s/></text:span><text:span text:style-name="T19">Arrancar o servizo DHCP</text:span></text:p>
                  <text:list>
                    <text:list-item>
                      <text:list>
                        <text:list-item>
                          <text:list>
                            <text:list-header>
                              <text:p text:style-name="P90"><text:span text:style-name="T108"># </text:span><text:span text:style-name="T109">/</text:span><text:span text:style-name="T112">etc/init.d/isc-dhcp-server start </text:span><text:span text:style-name="T78">#Arrancar o servidor DHCP</text:span></text:p>
                            </text:list-header>
                          </text:list>
                        </text:list-item>
                      </text:list>
                    </text:list-item>
                  </text:list>
                </text:list-item>
                <text:list-item>
                  <text:p text:style-name="P61"><text:span text:style-name="T3"><text:s/></text:span><text:span text:style-name="T19">Comprobar o estado do servizo DHCP</text:span></text:p>
                  <text:list>
                    <text:list-item>
                      <text:list>
                        <text:list-item>
                          <text:list>
                            <text:list-header>
                              <text:p text:style-name="P86"><text:span text:style-name="T116"># </text:span><text:span text:style-name="T117">/</text:span><text:span text:style-name="T118">etc/init.d/isc-dhcp-server </text:span><text:span text:style-name="T119">status</text:span><text:span text:style-name="T78"> #</text:span><text:span text:style-name="T79">Comproba o estado do servidor. Agora debe estar arrancado.</text:span></text:p>
                            </text:list-header>
                          </text:list>
                        </text:list-item>
                      </text:list>
                    </text:list-item>
                  </text:list>
                </text:list-item>
                <text:list-item>
                  <text:p text:style-name="P45"><draw:frame text:anchor-type="paragraph" draw:z-index="12" draw:name="Forma3_1" draw:style-name="gr3" draw:text-style-name="P129" svg:width="0.477cm" svg:height="0.479cm" svg:x="8.32cm" svg:y="-0.034cm"><draw:text-box><text:p/></draw:text-box></draw:frame>Avisar ao docente para a revisión <text:s text:c="6"/><text:span text:style-name="T141">4</text:span></text:p>
                  <text:list>
                    <text:list-item>
                      <text:list>
                        <text:list-item>
                          <text:list>
                            <text:list-header>
                              <text:p text:style-name="P91"/>
                            </text:list-header>
                          </text:list>
                        </text:list-item>
                      </text:list>
                    </text:list-item>
                  </text:list>
                </text:list-item>
              </text:list>
            </text:list-item>
          </text:list>
        </text:list-item>
        <text:list-item>
          <text:p text:style-name="P46">Hosts alumnado:</text:p>
          <text:list>
            <text:list-item>
              <text:p text:style-name="P46">Crear unha máquina virtual en cada equipo do alumnado coas seguintes características <text:span text:style-name="T114">(ver escenario)</text:span>:</text:p>
            </text:list-item>
          </text:list>
        </text:list-item>
      </text:list>
      <text:list xml:id="list1929964661" text:style-name="L4">
        <text:list-item>
          <text:list>
            <text:list-item>
              <text:list>
                <text:list-item>
                  <text:p text:style-name="P99">RAM ≥ 2048MB</text:p>
                </text:list-item>
                <text:list-item>
                  <text:p text:style-name="P99">CPU ≥ 2</text:p>
                </text:list-item>
                <text:list-item>
                  <text:p text:style-name="P99">PAE/NX habilitado</text:p>
                </text:list-item>
                <text:list-item>
                  <text:p text:style-name="P99">Rede: Soamente unha tarxeta activada en modo bridge (ponte). <text:span text:style-name="T144">Escoller a NIC correspondente ao adaptador USB-RJ45</text:span></text:p>
                </text:list-item>
                <text:list-item>
                  <text:p text:style-name="P99">ISO: Kali Live amd64</text:p>
                </text:list-item>
                <text:list-item>
                  <text:p text:style-name="P99">Nome: Practica1-Cliente-DHCP</text:p>
                  <text:p text:style-name="P100"/>
                </text:list-item>
              </text:list>
            </text:list-item>
          </text:list>
        </text:list-item>
      </text:list>
      <text:list xml:id="list205733724708254" text:continue-list="list205733928413748" text:style-name="L3">
        <text:list-item>
          <text:list>
            <text:list-item>
              <text:p text:style-name="P47">A<text:span text:style-name="T101">rrancar a máquina virtual.</text:span></text:p>
            </text:list-item>
            <text:list-item>
              <text:p text:style-name="P49">Solicitar a configuración de rede. <text:span text:style-name="T102">Abrir unha consola e executar:</text:span></text:p>
              <text:list>
                <text:list-header>
                  <text:p text:style-name="P68">$ <text:span text:style-name="T60">setxkbmap es </text:span><text:span text:style-name="T61">#Configurar teclado en español</text:span></text:p>
                  <text:p text:style-name="P71">$ <text:span text:style-name="T45">sudo su - </text:span><text:span text:style-name="T63">#Acceder á consola de root(administrador) a través dos permisos configurados co comando sudo (/etc/sudoers, visudo)</text:span><text:span text:style-name="T45"> </text:span></text:p>
                  <text:list>
                    <text:list-item>
                      <text:list>
                        <text:list-item>
                          <text:list>
                            <text:list-header>
                              <text:p text:style-name="P80"><text:span text:style-name="T46"># </text:span><text:span text:style-name="T53">/etc/init.d/avahi-daemon stop</text:span><text:span text:style-name="T69"> #Parar o demo avahi-daemon(control resolución de nomes) para poder configurar de forma manual a configuración de rede e non ter conflicto con este demo.</text:span></text:p>
                              <text:p text:style-name="P81"><text:span text:style-name="T46"># </text:span><text:span text:style-name="T53">/etc/init.d/network-manager stop || pkill NetworkManager </text:span><text:span text:style-name="T6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0"><text:soft-page-break/><text:span text:style-name="T46"># ip link </text:span><text:span text:style-name="T47">show eth0</text:span><text:span text:style-name="T46"> #</text:span><text:span text:style-name="T47">Amosar info</text:span><text:span text:style-name="T52">rmación</text:span><text:span text:style-name="T47"> sobre a NIC eth0.</text:span></text:p>
                              <text:p text:style-name="P84"><text:span text:style-name="T48"># </text:span><text:span text:style-name="T44">dhclient -v eth0</text:span><text:span text:style-name="T62"> #Solicitar configuración de rede para a NIC eth0 </text:span><text:span text:style-name="T73">a un servidor DHCP.</text:span></text:p>
                              <text:p text:style-name="P80"><text:span text:style-name="T46"># ip </text:span><text:span text:style-name="T49">addr</text:span><text:span text:style-name="T46"> </text:span><text:span text:style-name="T47">show eth0</text:span><text:span text:style-name="T64"> #</text:span><text:span text:style-name="T65">Amosar info</text:span><text:span text:style-name="T66">rmación</text:span><text:span text:style-name="T65"> sobre a NIC eth0.</text:span></text:p>
                              <text:p text:style-name="P85"># </text:p>
                            </text:list-header>
                          </text:list>
                        </text:list-item>
                      </text:list>
                    </text:list-item>
                  </text:list>
                </text:list-header>
              </text:list>
            </text:list-item>
            <text:list-item>
              <text:p text:style-name="P48"><draw:frame text:anchor-type="paragraph" draw:z-index="10" draw:name="Forma3_4" draw:style-name="gr3" draw:text-style-name="P129" svg:width="0.477cm" svg:height="0.479cm" svg:x="7.574cm" svg:y="-0.113cm"><draw:text-box><text:p/></draw:text-box></draw:frame><draw:frame text:anchor-type="paragraph" draw:z-index="13" draw:name="Forma3_5" draw:style-name="gr3" draw:text-style-name="P129" svg:width="0.477cm" svg:height="0.479cm" svg:x="11.591cm" svg:y="9.407cm"><draw:text-box><text:p/></draw:text-box></draw:frame><text:span text:style-name="T101">A</text:span>visar ao docente para revisión. <text:s text:c="7"/><text:span text:style-name="T142">5</text:span> <text:s/></text:p>
            </text:list-item>
          </text:list>
        </text:list-item>
      </text:list>
      <text:p text:style-name="P12"/>
      <text:list xml:id="list205733951778453" text:continue-numbering="true" text:style-name="L3">
        <text:list-item>
          <text:p text:style-name="P50"><text:span text:style-name="T147">Razoa</text:span> e <text:span text:style-name="T147">contesta</text:span> brevemente:</text:p>
          <text:list>
            <text:list-item>
              <text:p text:style-name="P51">Se se volve a facer <text:span text:style-name="T120">o comando </text:span><text:span text:style-name="T121">dhclient</text:span><text:span text:style-name="T120"> d</text:span>o apartado (5.c), a configuración de rede en cada máquina virtual cambia? E sempre a mesma?</text:p>
            </text:list-item>
            <text:list-item>
              <text:p text:style-name="P52">Reinicia a máquina virtual e volta a facer o <text:span text:style-name="T122">comando </text:span><text:span text:style-name="T121">dhclient</text:span> <text:span text:style-name="T122">do a</text:span>partado (5.c). Acontece o mesmo que no apartado (6.a)? </text:p>
            </text:list-item>
            <text:list-item>
              <text:p text:style-name="P53"><text:span text:style-name="T115">D</text:span>esconecta os cables de rede do switch pertencentes aos hosts do alumnado. Volta a conectalos. Espera a ter link na tarxeta de rede. Proba de novo a facer o <text:span text:style-name="T123">comando </text:span><text:span text:style-name="T121">dhclient </text:span><text:span text:style-name="T123">do </text:span>apartado (5.c). Que acontece?</text:p>
            </text:list-item>
            <text:list-item>
              <text:p text:style-name="P54"><text:span text:style-name="T114">Cambia a configuración do servidor DHCP para que agora o rango de concesión de IPs sexa 10.10.10.150 a 10.10.10.170. </text:span>Realiza de novo o <text:span text:style-name="T123">comando </text:span><text:span text:style-name="T121">dhclient </text:span><text:span text:style-name="T123">do </text:span>apartado <text:span text:style-name="T114">(5.</text:span>c). <text:span text:style-name="T114">Que acontece?</text:span></text:p>
            </text:list-item>
            <text:list-item>
              <text:p text:style-name="P54"><text:span text:style-name="T82">Cambia a configuración do servidor DHCP para que agora o rango de concesión de IPs sexa 192.168.100.100 a 192.168.100.120. </text:span><text:span text:style-name="T83">Realiza de novo o </text:span><text:span text:style-name="T84">comando </text:span><text:span text:style-name="T86">dhclient </text:span><text:span text:style-name="T84">do </text:span><text:span text:style-name="T83">apartado </text:span><text:span text:style-name="T82">(5.</text:span><text:span text:style-name="T83">c). </text:span><text:span text:style-name="T82">Que acontece? Por que? Soamente no caso que non se poida exportar esa configuración de rede, que habería que facer para que si se puidera exportar ese rango de I</text:span><text:span text:style-name="T85">P</text:span><text:span text:style-name="T82">s? </text:span><text:span text:style-name="T85">Razoa a resposta.</text:span></text:p>
            </text:list-item>
            <text:list-item>
              <text:p text:style-name="P55"><text:span text:style-name="T85">A</text:span><text:span text:style-name="T81">visar ao docente para a entrega e revisión da práctica. <text:s text:c="7"/></text:span><text:span text:style-name="T87">6</text:span><text:span text:style-name="T81"> </text:span></text:p>
            </text:list-item>
          </text:list>
        </text:list-item>
      </text:list>
      <text:p text:style-name="P13"/>
      <text:p text:style-name="P13"/>
      <text:p text:style-name="P28">Revisión:</text:p>
      <text:p text:style-name="P14"><draw:frame text:anchor-type="paragraph" draw:z-index="14" draw:name="Forma3_6" draw:style-name="gr3" draw:text-style-name="P129" svg:width="0.477cm" svg:height="0.479cm" svg:x="0.282cm" svg:y="0.462cm"><draw:text-box><text:p/></draw:text-box></draw:frame><draw:frame text:anchor-type="paragraph" draw:z-index="15" draw:name="Forma3_7" draw:style-name="gr3" draw:text-style-name="P129" svg:width="0.477cm" svg:height="0.479cm" svg:x="1.282cm" svg:y="0.462cm"><draw:text-box><text:p/></draw:text-box></draw:frame><draw:frame text:anchor-type="paragraph" draw:z-index="16" draw:name="Forma3_8" draw:style-name="gr3" draw:text-style-name="P129" svg:width="0.477cm" svg:height="0.479cm" svg:x="2.282cm" svg:y="0.462cm"><draw:text-box><text:p/></draw:text-box></draw:frame><draw:frame text:anchor-type="paragraph" draw:z-index="17" draw:name="Forma3_9" draw:style-name="gr3" draw:text-style-name="P129" svg:width="0.477cm" svg:height="0.479cm" svg:x="3.283cm" svg:y="0.462cm"><draw:text-box><text:p/></draw:text-box></draw:frame><draw:frame text:anchor-type="paragraph" draw:z-index="18" draw:name="Forma3_10" draw:style-name="gr3" draw:text-style-name="P129" svg:width="0.477cm" svg:height="0.479cm" svg:x="4.283cm" svg:y="0.462cm"><draw:text-box><text:p/></draw:text-box></draw:frame><draw:frame text:anchor-type="paragraph" draw:z-index="19" draw:name="Forma3_11" draw:style-name="gr3" draw:text-style-name="P129" svg:width="0.477cm" svg:height="0.479cm" svg:x="5.283cm" svg:y="0.462cm"><draw:text-box><text:p/></draw:text-box></draw:frame><text:s text:c="8"/><text:span text:style-name="T143">1</text:span> <text:s text:c="8"/><text:span text:style-name="T143">2 <text:s text:c="15"/>3 <text:s text:c="14"/>4 <text:s text:c="16"/>5 <text:s text:c="15"/>6</text:span></text:p>
      <text:p text:style-name="P30"/>
      <text:p text:style-name="P30"/>
      <text:p text:style-name="P30"/>
      <text:p text:style-name="P19"/>
      <text:p text:style-name="P31"><draw:frame text:anchor-type="paragraph" draw:z-index="21" draw:name="Forma5" draw:style-name="gr1" draw:text-style-name="P127" svg:width="20.012cm" svg:height="8.3cm" svg:x="-0.323cm" svg:y="0.319cm"><draw:text-box draw:corner-radius="0.199cm"><text:p/></draw:text-box></draw:frame><text:span text:style-name="T148">Anexo - Alternativa Escenario: </text:span><text:a xlink:type="simple" xlink:href="https://github.com/ricardofc/repoEDU-CCbySA/blob/main/SOM/vagrant-cheat-sheet-work-derivated-of-davbfr.pdf" text:style-name="Internet_20_link" text:visited-style-name="Visited_20_Internet_20_Link"><text:span text:style-name="T148">Vagrant</text:span></text:a><text:span text:style-name="T148"> →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148">Vagrantfile</text:span></text:a></text:p>
      <text:p text:style-name="P25"><text:span text:style-name="T130">O escenario da práctica </text:span><text:span text:style-name="T132">x</text:span><text:span text:style-name="T130">a estaría realizad</text:span><text:span text:style-name="T131">o </text:span><text:span text:style-name="T130">no ficheiro Vagrantfile seguinte, tendo en conta que: </text:span></text:p>
      <text:list xml:id="list3304642016" text:style-name="L5">
        <text:list-item>
          <text:p text:style-name="P119">No Vagrantfile:</text:p>
          <text:p text:style-name="P124">1. <text:span text:style-name="T149">Todas as máquinas virtuais terán 2 interfaces de rede: eth0 (NAT) e eth1(Rede Interna)</text:span></text:p>
          <text:p text:style-name="P125"><text:span text:style-name="T130">2. </text:span><text:span text:style-name="T135">Para VirtualBox:</text:span></text:p>
        </text:list-item>
      </text:list>
      <text:list xml:id="list1448922563" text:style-name="L6">
        <text:list-item>
          <text:p text:style-name="P123"><text:span text:style-name="T133">P</text:span><text:span text:style-name="T134">ortátil recibe o nome Taller-SR-Practica-1-Portatil </text:span></text:p>
        </text:list-item>
        <text:list-item>
          <text:p text:style-name="P123"><text:span text:style-name="T134">Os clientes reciben o nome </text:span><text:span text:style-name="T136">Practica-1-Cliente1-DHCP</text:span><text:span text:style-name="T134">, </text:span><text:span text:style-name="T136">Practica</text:span><text:span text:style-name="T138">-1-</text:span><text:span text:style-name="T136">Cliente2</text:span><text:span text:style-name="T138">-</text:span><text:span text:style-name="T136">DHCP</text:span><text:span text:style-name="T134">, </text:span><text:span text:style-name="T136">Practica</text:span><text:span text:style-name="T138">-1-</text:span><text:span text:style-name="T136">Cliente3</text:span><text:span text:style-name="T138">-</text:span><text:span text:style-name="T136">DHCP</text:span><text:span text:style-name="T138"> </text:span></text:p>
        </text:list-item>
      </text:list>
      <text:list xml:id="list205732821961529" text:continue-list="list3304642016" text:style-name="L5">
        <text:list-item>
          <text:p text:style-name="P120">Débese ter instalado Vagrant </text:p>
        </text:list-item>
        <text:list-item>
          <text:p text:style-name="P121">Débese posuír conexión a Internet para descargar o ficheiro Vagrantfile </text:p>
        </text:list-item>
        <text:list-item>
          <text:p text:style-name="P121">Débense executar os seguintes comandos. Lembrar que os comandos Vagrant, deben executarse na mesma ruta onde existe o ficheiro Vagrantfile: </text:p>
        </text:list-item>
      </text:list>
      <text:p text:style-name="P23">$ wget https://gist.githubusercontent.com/ricardofc/df16041f117a409f19930720b2eb8048/raw/7533f98827e35e4affcf1852a62b000b50538a4d/Vagrantfile-Taller-SR-Practica-1 -O Vagrantfile </text:p>
      <text:p text:style-name="P24">$ mkdir <text:span text:style-name="T150">Taller-SR-Practica-1</text:span> &amp;&amp; cp -pv Vagrantfile <text:span text:style-name="T150">Taller-SR-Practica-1</text:span> &amp;&amp; cd <text:span text:style-name="T150">Taller-SR-Practica-1</text:span> </text:p>
      <text:p text:style-name="P22"><draw:frame text:anchor-type="paragraph" draw:z-index="20" draw:name="Forma4" draw:style-name="gr2" draw:text-style-name="P128" svg:width="20.021cm" svg:height="21.34cm" svg:x="-0.332cm" svg:y="0.31cm"><draw:text-box><text:p/></draw:text-box></draw:frame>$ vagrant up<text:change-start text:change-id="ct93863766331888"/></text:p>
      <text:list xml:id="list205733856370652" text:continue-numbering="true" text:style-name="L5">
        <text:list-item>
          <text:p text:style-name="P122"><text:change-end text:change-id="ct93863766331888"/><text:change-start text:change-id="ct93863877042160"/><text:span text:style-name="T137">No caso de problemas sempre se pode voltar a realizar o proceso anterior logo de eliminar a configuración realizada en Vagrant:</text:span> </text:p>
          <text:p text:style-name="P126">$ vagrant destroy -f <text:span text:style-name="T151">&amp;&amp; </text:span>rm -rf .vagrant<text:change-end text:change-id="ct93863877042160"/></text:p>
        </text:list-item>
      </text:list>
      <text:p text:style-name="P17"/>
      <text:p text:style-name="P16">Vagrant.configure("2") do |config|</text:p>
      <text:p text:style-name="P16"><text:s text:c="2"/>##### Global ####</text:p>
      <text:p text:style-name="P16"><text:s text:c="2"/>#Caixa virtual</text:p>
      <text:p text:style-name="P16"><text:s text:c="4"/>config.vm.box = "kalilinux/rolling"</text:p>
      <text:p text:style-name="P16"><text:s text:c="2"/>#################</text:p>
      <text:p text:style-name="P16"><text:s text:c="2"/># Máquina virtual Portátil </text:p>
      <text:p text:style-name="P16"><text:s text:c="2"/>config.vm.define "portatil" do |portatil|</text:p>
      <text:p text:style-name="P16"><text:s text:c="4"/># Nome do hostname da máquina virtual</text:p>
      <text:p text:style-name="P16"><text:s text:c="4"/>portatil.vm.hostname = "portatil"</text:p>
      <text:p text:style-name="P16"><text:s text:c="4"/># Tempo de espera para o arranque da máquina virtual</text:p>
      <text:p text:style-name="P16"><text:s text:c="4"/>portatil.vm.boot_timeout = 1800</text:p>
      <text:p text:style-name="P16"><text:s text:c="4"/># Fornecedor VirtualBox</text:p>
      <text:p text:style-name="P16"><text:s text:c="4"/>portatil.vm.provider "virtualbox" do |vb|</text:p>
      <text:p text:style-name="P16"><text:s text:c="6"/># Habilitar interface gráfica do VirtualBox</text:p>
      <text:p text:style-name="P16"><text:s text:c="6"/>vb.gui = true</text:p>
      <text:p text:style-name="P16"><text:s text:c="6"/># Definir a memoria RAM da máquina virtual (2048 MB)</text:p>
      <text:p text:style-name="P16"><text:s text:c="6"/>vb.memory = "2048"</text:p>
      <text:p text:style-name="P16"><text:s text:c="6"/># Definir o número de CPUs da máquina virtual (2)</text:p>
      <text:p text:style-name="P16"><text:s text:c="6"/>vb.cpus = 2</text:p>
      <text:p text:style-name="P16"><text:s text:c="6"/># Nome da máquina virtual no VirtualBox</text:p>
      <text:p text:style-name="P16"><text:s text:c="6"/>vb.name = "Taller-SR-Practica-1-Portatil"</text:p>
      <text:p text:style-name="P16"><text:s text:c="6"/># Definir a orde de arranque do BIOS</text:p>
      <text:p text:style-name="P16"><text:s text:c="6"/>vb.customize ["modifyvm", :id, "--boot1", "dvd", "--boot2", "disk", "--boot3", "none", "--boot4", "none"]</text:p>
      <text:p text:style-name="P16"><text:s text:c="4"/>end</text:p>
      <text:p text:style-name="P16"><text:s text:c="4"/># Configurar a rede interna (eth1)</text:p>
      <text:p text:style-name="P16"><text:s text:c="4"/>portatil.vm.network "private_network", ip: "10.10.10.10", netmask: "255.0.0.0", virtualbox__intnet: "SR-P1", adapter: 2</text:p>
      <text:p text:style-name="P16"><text:s text:c="4"/># Aprovisionamento:</text:p>
      <text:p text:style-name="P16"><text:s text:c="4"/>portatil.vm.provision "shell", inline: &lt;&lt;-SHELL</text:p>
      <text:p text:style-name="P16"><text:s text:c="6"/># Actualizar o listado de paquetes dos repositorios (/etc/apt/sources.list, /etc/apt/sources.list.d/)</text:p>
      <text:p text:style-name="P16"><text:s text:c="6"/>apt update</text:p>
      <text:p text:style-name="P16"><text:s text:c="4"/>SHELL</text:p>
      <text:p text:style-name="P16"><text:s text:c="2"/>end</text:p>
      <text:p text:style-name="P16"><text:s text:c="2"/># Máquinas virtuais clientes DHCP</text:p>
      <text:p text:style-name="P16"><text:s text:c="2"/>(1..3).each do |i|</text:p>
      <text:p text:style-name="P16"><text:s text:c="4"/>config.vm.define "practica#{1}-cliente#{i}-dhcp" do |cliente|</text:p>
      <text:p text:style-name="P16"><text:s text:c="6"/>cliente.vm.hostname = "practica#{1}-cliente#{i}-dchp"</text:p>
      <text:p text:style-name="P16"><text:s text:c="6"/>cliente.vm.boot_timeout = 1800</text:p>
      <text:p text:style-name="P16"><text:s text:c="6"/>cliente.vm.provider "virtualbox" do |vb|</text:p>
      <text:p text:style-name="P16"><text:s text:c="8"/>vb.gui = true</text:p>
      <text:p text:style-name="P16"><text:s text:c="8"/>vb.memory = "2048"</text:p>
      <text:p text:style-name="P16"><text:s text:c="8"/>vb.cpus = 2</text:p>
      <text:p text:style-name="P16"><text:s text:c="8"/>vb.name = "Practica#{i}-Cliente#{i}-DHCP"</text:p>
      <text:p text:style-name="P16"><text:s text:c="6"/>end</text:p>
      <text:p text:style-name="P16"><text:s text:c="6"/># Configurar a rede interna por DHCP (eth1)</text:p>
      <text:p text:style-name="P16"><text:s text:c="6"/>cliente.vm.network "private_network", virtualbox__intnet: "SR-P1", type: "dhcp", adapter: 2, auto_config: false</text:p>
      <text:p text:style-name="P16"><text:s text:c="6"/>cliente.vm.provision "shell", inline: &lt;&lt;-SHELL</text:p>
      <text:p text:style-name="P16"><text:s text:c="8"/>apt update</text:p>
      <text:p text:style-name="P16"><text:s text:c="8"/>ip link set up eth1</text:p>
      <text:p text:style-name="P16"><text:s text:c="6"/>SHELL</text:p>
      <text:p text:style-name="P16"><text:s text:c="4"/>end</text:p>
      <text:p text:style-name="P16"><text:s text:c="2"/>end</text:p>
      <text:p text:style-name="P16">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Subtitle" style:family="paragraph" style:parent-style-name="Heading" style:class="chapter"/>
    <style:style style:name="Title" style:family="paragraph" style:parent-style-name="Heading" style:class="chapter"/>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09-25T20:57:31.266922482</meta:creation-date>
    <meta:editing-duration>PT1M38S</meta:editing-duration>
    <meta:generator>LibreOffice/7.0.4.2$Linux_X86_64 LibreOffice_project/00$Build-2</meta:generator>
    <dc:subject>Práctica 1</dc:subject>
    <dc:title>Taller - SR</dc:title>
    <dc:date>2024-09-25T20:57:32.492316780</dc:date>
    <meta:document-statistic meta:table-count="2" meta:image-count="3" meta:object-count="0" meta:page-count="5" meta:paragraph-count="194" meta:word-count="1779" meta:character-count="12476" meta:non-whitespace-character-count="102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